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Displayer.displayLibrary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Displayer.getSpecifications( final Manifest manif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braryDisplayer.displaySpecification( final Specification specif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braryDisplayer.displayLibrary( final File file , final Manifest manifes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ibraryDisplayer.printLine( final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